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19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Type</text:p>
          </table:table-cell>
          <table:table-cell table:style-name="ce4" table:number-columns-repeated="1020"/>
        </table:table-row>
        <table:table-row table:style-name="ro2">
          <table:table-cell table:style-name="ce2" office:value-type="date" office:date-value="2009-07-20" calcext:value-type="date">
            <text:p>20/07/09</text:p>
          </table:table-cell>
          <table:table-cell office:value-type="string" calcext:value-type="string">
            <text:p>Should get invoice currency from DB, not specify in form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07-21" calcext:value-type="date">
            <text:p>21/07/09</text:p>
          </table:table-cell>
          <table:table-cell office:value-type="string" calcext:value-type="string">
            <text:p>Refactorize almost identical OnButtonNew methods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uc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09-30" calcext:value-type="date">
            <text:p>30/09/09</text:p>
          </table:table-cell>
          <table:table-cell office:value-type="string" calcext:value-type="string">
            <text:p>Store GB/US in separate fiel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09-30" calcext:value-type="date">
            <text:p>30/09/09</text:p>
          </table:table-cell>
          <table:table-cell office:value-type="string" calcext:value-type="string">
            <text:p>Add standard price to customer da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09-11-03" calcext:value-type="date">
            <text:p>03/11/09</text:p>
          </table:table-cell>
          <table:table-cell office:value-type="string" calcext:value-type="string">
            <text:p>Need to move string literals (e.g. German text) out of 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uc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1-05-12" calcext:value-type="date">
            <text:p>12/05/11</text:p>
          </table:table-cell>
          <table:table-cell office:value-type="string" calcext:value-type="string">
            <text:p>Automatically download gbp.xml if requir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Allow data to be delet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1-06-03" calcext:value-type="date">
            <text:p>03/06/11</text:p>
          </table:table-cell>
          <table:table-cell office:value-type="string" calcext:value-type="string">
            <text:p>Store total job price in DB to allow entry of flat charge. Use Python scrip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a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Crash when duplicate invoice numbers are ente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Migrate to Python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ucture</text:p>
          </table:table-cell>
          <table:table-cell table:number-columns-repeated="1020"/>
        </table:table-row>
        <table:table-row table:style-name="ro2">
          <table:table-cell table:style-name="ce2" office:value-type="date" office:date-value="2018-12-18" calcext:value-type="date">
            <text:p>18/12/18</text:p>
          </table:table-cell>
          <table:table-cell office:value-type="string" calcext:value-type="string">
            <text:p>ValueError if creating new invoice when no uninvoiced jobs exi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2" table:number-rows-repeated="65518">
          <table:table-cell table:style-name="ce3"/>
          <table:table-cell table:number-columns-repeated="1023"/>
        </table:table-row>
        <table:table-row table:style-name="ro2" table:number-rows-repeated="9830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57:54.025307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20T10:07:00</meta:creation-date>
    <dc:date>2018-12-18T11:14:43.374916214</dc:date>
    <meta:editing-duration>PT18H27M15S</meta:editing-duration>
    <meta:editing-cycles>16</meta:editing-cycles>
    <meta:generator>LibreOffice/6.1.3.2$Linux_X86_64 LibreOffice_project/10$Build-2</meta:gener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